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70315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<text:s/>בית אבות חמדת נוף ים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המגילה 30 ראשל"צ (פינת רח' הארגמן)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14"/>9536104 <text:s text:c="124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/>פתוח 24 שעות <text:s text:c="3"/>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5"/>חדר חשמל ראשי בניין <text:s/>" נועם" סעודי במפלס 1-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/</text:span></text:p>
      <text:p text:style-name="P1"><text:span text:style-name="T1">מיקום ברזי כיבוי עיקריים "3</text:span><text:span text:style-name="T4"> על רח' המגילה 30 בכניסה ראשית שער כניסה להולכי רגל , לפני משרדי קבלה 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ברהם חממי</text:p>
          </table:table-cell>
          <table:table-cell table:style-name="Table2.A1" office:value-type="string">
            <text:p text:style-name="P13">מנכ"ל</text:p>
          </table:table-cell>
          <table:table-cell table:style-name="Table2.A1" office:value-type="string">
            <text:p text:style-name="P13">9661991</text:p>
          </table:table-cell>
          <table:table-cell table:style-name="Table2.A1" office:value-type="string">
            <text:p text:style-name="P13">0524-263568</text:p>
          </table:table-cell>
          <table:table-cell table:style-name="Table2.E1" office:value-type="string">
            <text:p text:style-name="P13">ראשל"צ</text:p>
          </table:table-cell>
        </table:table-row>
        <table:table-row table:style-name="Table2.1">
          <table:table-cell table:style-name="Table2.A1" office:value-type="string">
            <text:p text:style-name="P13">עזרא חממי</text:p>
          </table:table-cell>
          <table:table-cell table:style-name="Table2.A1" office:value-type="string">
            <text:p text:style-name="P13">בעלים</text:p>
          </table:table-cell>
          <table:table-cell table:style-name="Table2.A1" office:value-type="string">
            <text:p text:style-name="P13">9434383</text:p>
          </table:table-cell>
          <table:table-cell table:style-name="Table2.A1" office:value-type="string">
            <text:p text:style-name="P13">052-4263563</text:p>
          </table:table-cell>
          <table:table-cell table:style-name="Table2.E1" office:value-type="string">
            <text:p text:style-name="P13">ראשל"צ</text:p>
          </table:table-cell>
        </table:table-row>
        <table:table-row table:style-name="Table2.1">
          <table:table-cell table:style-name="Table2.A1" office:value-type="string">
            <text:p text:style-name="P13">משה חממי</text:p>
          </table:table-cell>
          <table:table-cell table:style-name="Table2.A1" office:value-type="string">
            <text:p text:style-name="P13">בעלים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4-263567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גדי</text:p>
          </table:table-cell>
          <table:table-cell table:style-name="Table2.A1" office:value-type="string">
            <text:p text:style-name="P13">מנהל אחזק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4-263566</text:p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גפ"מ מצובר תת קרקעי בכניסה לחניון, סמוך לשער, לשימוש מטבח מרכזי הנמצא בקרקע בניין 3</text:p>
          </table:table-cell>
        </table:table-row>
        <table:table-row table:style-name="Table3.1">
          <table:table-cell table:style-name="Table3.A1" office:value-type="string">
            <text:p text:style-name="P13">"חן" </text:p>
          </table:table-cell>
        </table:table-row>
        <table:table-row table:style-name="Table3.1">
          <table:table-cell table:style-name="Table3.A1" office:value-type="string">
            <text:p text:style-name="P13">חניון תת קרקעי לרכב, מתחת לבניינים -1,2,4</text:p>
          </table:table-cell>
        </table:table-row>
        <table:table-row table:style-name="Table3.1">
          <table:table-cell table:style-name="Table3.A1" office:value-type="string">
            <text:p text:style-name="P13">חדר חשמל ראשי במפלס 1- מתחת לבניין סיעודי "נועם"</text:p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"><text:span text:style-name="T4"><text:s text:c="159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4 בניינים מתוכם 1 לסיעודיים- בניין מס' 2 נועם, בנוסף יש מבנה משרדים בקומות נפרד.</text:p>
          </table:table-cell>
        </table:table-row>
        <table:table-row table:style-name="Table5.1">
          <table:table-cell table:style-name="Table5.A1" office:value-type="string">
            <text:p text:style-name="P13">בכל המתחם קיימת מע' ספרינקלרים במבנים בחניון ומעל הבריכה. רכזת אש ראשית נמצאת </text:p>
          </table:table-cell>
        </table:table-row>
        <table:table-row table:style-name="Table5.1">
          <table:table-cell table:style-name="Table5.A1" office:value-type="string">
            <text:p text:style-name="P13">בכניסה ראשית לבניין מס' -1 מז' . בקרקע בניין מס' 4 יש מכולת מרפאת שיניים ומספרה.</text:p>
          </table:table-cell>
        </table:table-row>
        <table:table-row table:style-name="Table5.1">
          <table:table-cell table:style-name="Table5.A1" office:value-type="string">
            <text:p text:style-name="P13">שחרור עשן מחניון טבעי. גשר מעבר מקורה בין בניין סיעודי 2 נועם לבניין לבניין <text:s/>מס'3 חן</text:p>
          </table:table-cell>
        </table:table-row>
        <table:table-row table:style-name="Table5.1">
          <table:table-cell table:style-name="Table5.A1" office:value-type="string">
            <text:p text:style-name="P13">חדר משאבות כיבוי אש מול הבריכה, בקרקע בניין חן. גנרטור נמצא בחניון מתחת לבניין סיעודי</text:p>
          </table:table-cell>
        </table:table-row>
        <table:table-row table:style-name="Table5.1">
          <table:table-cell table:style-name="Table5.A1" office:value-type="string">
            <text:p text:style-name="P13">קיימת בריכת שחייה במפלס -1 בניין חן, ניקוי הבריכה ע"י כלור מגריקן קטן.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4T10:52:00</meta:creation-date>
    <dc:creator>מיכאל נפתלייב</dc:creator>
    <dc:date>2013-08-14T10:52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7" meta:word-count="313" meta:character-count="2095"/>
    <meta:generator>OpenOffice/4.0.1$Win32 OpenOffice.org_project/401m5$Build-9714</meta:generator>
  </office:meta>
</office:document-meta>
</file>